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730dd" officeooo:paragraph-rsid="00258a88"/>
    </style:style>
    <style:style style:name="P6" style:family="paragraph" style:parent-style-name="Table_20_Contents">
      <style:text-properties officeooo:rsid="001a8d5b" officeooo:paragraph-rsid="001a8d5b"/>
    </style:style>
    <style:style style:name="P7" style:family="paragraph" style:parent-style-name="Table_20_Contents">
      <style:text-properties officeooo:rsid="00232ba1" officeooo:paragraph-rsid="00232ba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4c24f" officeooo:paragraph-rsid="0024c24f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sistema">
      <style:text-properties officeooo:rsid="001730dd" officeooo:paragraph-rsid="001730dd"/>
    </style:style>
    <style:style style:name="P12" style:family="paragraph" style:parent-style-name="Azione_20_sistema">
      <style:text-properties officeooo:paragraph-rsid="00192e25"/>
    </style:style>
    <style:style style:name="P13" style:family="paragraph" style:parent-style-name="Azione_20_sistema" style:list-style-name="Numerazione_20_UC">
      <style:text-properties officeooo:rsid="00192e25" officeooo:paragraph-rsid="001b8e92"/>
    </style:style>
    <style:style style:name="P14" style:family="paragraph" style:parent-style-name="Azione_20_sistema">
      <style:text-properties officeooo:rsid="00192e25" officeooo:paragraph-rsid="00192e25"/>
    </style:style>
    <style:style style:name="P15" style:family="paragraph" style:parent-style-name="Azione_20_sistema" style:list-style-name="Numerazione_20_UC">
      <style:text-properties officeooo:rsid="001b8e92" officeooo:paragraph-rsid="001b8e92"/>
    </style:style>
    <style:style style:name="P16" style:family="paragraph" style:parent-style-name="Azione_20_attore">
      <style:text-properties officeooo:rsid="001730dd" officeooo:paragraph-rsid="001730dd"/>
    </style:style>
    <style:style style:name="P17" style:family="paragraph" style:parent-style-name="Azione_20_attore">
      <style:text-properties officeooo:rsid="001730dd" officeooo:paragraph-rsid="00192e25"/>
    </style:style>
    <style:style style:name="P18" style:family="paragraph" style:parent-style-name="Azione_20_attore">
      <style:text-properties officeooo:paragraph-rsid="001730dd"/>
    </style:style>
    <style:style style:name="P19" style:family="paragraph" style:parent-style-name="Azione_20_attore" style:list-style-name="Numerazione_20_UC">
      <style:text-properties officeooo:rsid="00192e25" officeooo:paragraph-rsid="00262e2c"/>
    </style:style>
    <style:style style:name="P20" style:family="paragraph" style:parent-style-name="Azione_20_attore">
      <style:text-properties officeooo:rsid="00192e25" officeooo:paragraph-rsid="00192e25"/>
    </style:style>
    <style:style style:name="P21" style:family="paragraph" style:parent-style-name="Azione_20_attore" style:list-style-name="Numerazione_20_UC">
      <style:text-properties officeooo:rsid="001b8e92" officeooo:paragraph-rsid="001b8e92"/>
    </style:style>
    <style:style style:name="P22" style:family="paragraph" style:parent-style-name="Azione_20_attore">
      <style:text-properties officeooo:paragraph-rsid="00192e25"/>
    </style:style>
    <style:style style:name="P23" style:family="paragraph" style:parent-style-name="Table_20_Contents" style:list-style-name="L1">
      <style:text-properties officeooo:rsid="001730dd" officeooo:paragraph-rsid="001730dd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d5b19"/>
    </style:style>
    <style:style style:name="T5" style:family="text">
      <style:text-properties officeooo:rsid="001f39f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c24f"/>
    </style:style>
    <style:style style:name="T8" style:family="text">
      <style:text-properties officeooo:rsid="001a6c79"/>
    </style:style>
    <style:style style:name="T9" style:family="text">
      <style:text-properties officeooo:rsid="0017d013"/>
    </style:style>
    <style:style style:name="T10" style:family="text">
      <style:text-properties officeooo:rsid="00262e2c"/>
    </style:style>
    <style:style style:name="T11" style:family="text">
      <style:text-properties fo:font-weight="normal" officeooo:rsid="00262e2c" style:font-weight-asian="normal" style:font-weight-complex="normal"/>
    </style:style>
    <style:style style:name="T12" style:family="text">
      <style:text-properties officeooo:rsid="00266a1e"/>
    </style:style>
    <style:style style:name="T13" style:family="text">
      <style:text-properties officeooo:rsid="00285b6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Licenziamento impiegato di segreteria <text:span text:style-name="T4">da parte d</text:span><text:span text:style-name="T5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8">Personale</text:span><text:span text:style-name="T9"> </text:span><text:span text:style-name="T8">a</text:span><text:span text:style-name="T10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0">i</text:span><text:span text:style-name="T5">mpiegato di segreteria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373307" text:style-name="Numerazione_20_UC">
              <text:list-item text:start-value="1">
                <text:p text:style-name="P16"><text:s/>L'utente accede alla sezione relativa al personale.</text:p>
                <text:p text:style-name="P11"/>
              </text:list-item>
              <text:list-item>
                <text:p text:style-name="P11"><text:s/>Il sistema mostra l'interfaccia di interazione con i membri del personale.</text:p>
                <text:p text:style-name="P16"/>
              </text:list-item>
              <text:list-item>
                <text:p text:style-name="P18"><text:span text:style-name="T1"><text:s/>L'utente accede alla sezione relativa a</text:span><text:span text:style-name="T3">gli impiegati di segreteria</text:span><text:span text:style-name="T1">.</text:span></text:p>
                <text:p text:style-name="P11"/>
              </text:list-item>
              <text:list-item>
                <text:p text:style-name="P12"><text:span text:style-name="T1"><text:s/>Il sistema mostra l'interfaccia di amministrazione relativa a</text:span><text:span text:style-name="T3">gli impiegati di segreteria</text:span><text:span text:style-name="T1">.</text:span></text:p>
                <text:p text:style-name="P17"/>
              </text:list-item>
              <text:list-item>
                <text:p text:style-name="P19"><text:s/>L'utente effettua la ricerca del<text:span text:style-name="T3">l'impiegato di segreteria che deve licenziare</text:span> (<text:span text:style-name="T6">include</text:span> <text:span text:style-name="T10">UC_</text:span><text:span text:style-name="T12">A_</text:span><text:span text:style-name="T10">16_Ricerca avanzata del personale asilo da personale amministrativo</text:span>).</text:p>
                <text:p text:style-name="P13"/>
              </text:list-item>
              <text:list-item>
                <text:p text:style-name="P15"><text:s/>L'utente sceglie dall'elenco della ricerca l'impiegato di segreteria che deve licenziare.</text:p>
                <text:p text:style-name="P21"/>
              </text:list-item>
              <text:list-item>
                <text:p text:style-name="P22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14"/>
              </text:list-item>
              <text:list-item>
                <text:p text:style-name="P14"><text:s/>Il sistema mostra all'utente <text:span text:style-name="T3">un messaggio di conferma dell'operazione</text:span>.</text:p>
                <text:p text:style-name="P20"/>
              </text:list-item>
              <text:list-item>
                <text:p text:style-name="P20"><text:s/>L'utente <text:span text:style-name="T3">dà al sistema ulteriore conferma dell'operazione</text:span>.</text:p>
                <text:p text:style-name="P14"/>
              </text:list-item>
              <text:list-item>
                <text:p text:style-name="P14"><text:s/>Il sistema <text:span text:style-name="T5">avvisa l'utente che deve attendere conferma da parte del </text:span><text:span text:style-name="T13">Direttore</text:span><text:span text:style-name="T5">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5">il delegato del rettore è stato avvisato</text:span> <text:span text:style-name="T11">oppure</text:span> <text:span text:style-name="T7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356636" text:style-name="L1">
              <text:list-item>
                <text:p text:style-name="P23">L'operazione non è andata a buon fine per un errore del sistema <text:span text:style-name="T13">e </text:span>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9"/>
      <text:p text:style-name="P10">UC_A_26 Licenziamento impiegato di segreteria da parte di un altro impiegato di s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3</meta:editing-cycles>
    <meta:generator>LibreOffice/3.6$Windows_x86 LibreOffice_project/da8c1e6-fd468f4-454e206-f42a4a9-143cfd</meta:generator>
    <dc:date>2012-10-24T00:24:36.61</dc:date>
    <meta:document-statistic meta:table-count="1" meta:image-count="0" meta:object-count="0" meta:page-count="1" meta:paragraph-count="26" meta:word-count="236" meta:character-count="1666" meta:non-whitespace-character-count="1457"/>
  </office:meta>
</office:document-meta>
</file>